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officeooo:rsid="0018b90a" officeooo:paragraph-rsid="0018b90a"/>
    </style:style>
    <style:style style:name="P2" style:family="paragraph" style:parent-style-name="Frame_20_contents">
      <style:text-properties fo:color="#006600" officeooo:rsid="0018b90a" officeooo:paragraph-rsid="0018b90a"/>
    </style:style>
    <style:style style:name="P3" style:family="paragraph" style:parent-style-name="Frame_20_contents">
      <style:text-properties fo:color="#00cc00" officeooo:rsid="0018b90a" officeooo:paragraph-rsid="0018b90a"/>
    </style:style>
    <style:style style:name="P4" style:family="paragraph" style:parent-style-name="Frame_20_contents">
      <style:text-properties fo:color="#ff3333" officeooo:rsid="0018b90a" officeooo:paragraph-rsid="0018b90a"/>
    </style:style>
    <style:style style:name="P5" style:family="paragraph" style:parent-style-name="Frame_20_contents">
      <style:text-properties fo:color="#ff6600" officeooo:rsid="0018b90a" officeooo:paragraph-rsid="0018b90a"/>
    </style:style>
    <style:style style:name="P6" style:family="paragraph" style:parent-style-name="Frame_20_contents">
      <style:text-properties fo:color="#009999" officeooo:rsid="0018b90a" officeooo:paragraph-rsid="0018b90a"/>
    </style:style>
    <style:style style:name="P7" style:family="paragraph" style:parent-style-name="Frame_20_contents">
      <style:text-properties fo:color="#cc0066" officeooo:rsid="0018b90a" officeooo:paragraph-rsid="0018b90a"/>
    </style:style>
    <style:style style:name="P8" style:family="paragraph" style:parent-style-name="Frame_20_contents">
      <style:text-properties style:text-underline-style="solid" style:text-underline-width="auto" style:text-underline-color="font-color" officeooo:rsid="001a28f2" officeooo:paragraph-rsid="001a28f2"/>
    </style:style>
    <style:style style:name="P9" style:family="paragraph" style:parent-style-name="Frame_20_contents">
      <style:paragraph-properties fo:text-align="center" style:justify-single-word="false"/>
    </style:style>
    <style:style style:name="P10" style:family="paragraph" style:parent-style-name="Standard">
      <style:paragraph-properties fo:text-align="center" style:justify-single-word="false"/>
      <style:text-properties style:font-name="Ubuntu Light" fo:font-size="14pt" fo:language="fr" fo:country="FR" style:text-underline-style="none" fo:font-weight="bold" officeooo:rsid="0018b90a" officeooo:paragraph-rsid="0018b90a"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Light" fo:font-size="12pt" fo:language="fr" fo:country="FR" style:text-underline-style="solid" style:text-underline-width="auto" style:text-underline-color="font-color" officeooo:rsid="0018b90a" officeooo:paragraph-rsid="0018b90a" style:font-size-asian="12pt" style:font-size-complex="12pt"/>
    </style:style>
    <style:style style:name="P12" style:family="paragraph" style:parent-style-name="Standard">
      <style:paragraph-properties fo:text-align="justify" style:justify-single-word="false"/>
      <style:text-properties style:font-name="Ubuntu Light" fo:font-size="12pt" fo:language="fr" fo:country="FR" style:font-size-asian="12pt" style:font-size-complex="12pt"/>
    </style:style>
    <style:style style:name="P13" style:family="paragraph" style:parent-style-name="Standard">
      <style:paragraph-properties fo:text-align="justify" style:justify-single-word="false"/>
      <style:text-properties style:font-name="Ubuntu Light" fo:font-size="12pt" fo:language="fr" fo:country="FR" officeooo:paragraph-rsid="001d8a02" style:font-size-asian="12pt" style:font-size-complex="12pt"/>
    </style:style>
    <style:style style:name="P14" style:family="paragraph" style:parent-style-name="Standard">
      <style:paragraph-properties fo:text-align="justify" style:justify-single-word="false"/>
      <style:text-properties style:font-name="Ubuntu Light" fo:font-size="12pt" fo:language="fr" fo:country="FR" style:text-underline-style="none" officeooo:rsid="001a28f2" officeooo:paragraph-rsid="001a28f2" style:font-size-asian="12pt" style:font-size-complex="12pt"/>
    </style:style>
    <style:style style:name="P15" style:family="paragraph" style:parent-style-name="Standard">
      <style:paragraph-properties fo:text-align="justify" style:justify-single-word="false"/>
      <style:text-properties style:font-name="Ubuntu Light" fo:font-size="12pt" fo:language="fr" fo:country="FR" style:text-underline-style="none" officeooo:rsid="001b1af5" officeooo:paragraph-rsid="001b1af5" style:font-size-asian="12pt" style:font-size-complex="12pt"/>
    </style:style>
    <style:style style:name="P16" style:family="paragraph" style:parent-style-name="Standard">
      <style:paragraph-properties fo:text-align="justify" style:justify-single-word="false"/>
      <style:text-properties style:font-name="Ubuntu Light" fo:font-size="12pt" fo:language="fr" fo:country="FR" style:text-underline-style="none" officeooo:rsid="001d8a02" officeooo:paragraph-rsid="001b1af5" style:font-size-asian="12pt" style:font-size-complex="12pt"/>
    </style:style>
    <style:style style:name="P17" style:family="paragraph" style:parent-style-name="Standard">
      <style:paragraph-properties fo:text-align="justify" style:justify-single-word="false"/>
      <style:text-properties style:font-name="Ubuntu Light" fo:font-size="12pt" fo:language="fr" fo:country="FR" style:text-underline-style="none" officeooo:rsid="001d8a02" officeooo:paragraph-rsid="001d8a02" style:font-size-asian="12pt" style:font-size-complex="12pt"/>
    </style:style>
    <style:style style:name="P18" style:family="paragraph" style:parent-style-name="Standard">
      <style:paragraph-properties fo:text-align="justify" style:justify-single-word="false"/>
      <style:text-properties style:font-name="Ubuntu Light" fo:font-size="12pt" fo:language="fr" fo:country="FR" style:text-underline-style="none" officeooo:rsid="001e2670" officeooo:paragraph-rsid="001e2670" style:font-size-asian="12pt" style:font-size-complex="12pt"/>
    </style:style>
    <style:style style:name="P19" style:family="paragraph" style:parent-style-name="Standard">
      <style:paragraph-properties fo:text-align="start" style:justify-single-word="false" fo:break-before="page"/>
      <style:text-properties style:font-name="Ubuntu Light" fo:font-size="12pt" fo:language="fr" fo:country="FR" style:text-underline-style="none" fo:font-weight="bold" officeooo:rsid="001d8a02" officeooo:paragraph-rsid="001d8a02" style:font-size-asian="12pt" style:font-weight-asian="bold" style:font-size-complex="12pt" style:font-weight-complex="bold"/>
    </style:style>
    <style:style style:name="P20" style:family="paragraph" style:parent-style-name="Frame_20_contents">
      <style:text-properties style:text-underline-style="none" officeooo:rsid="001a28f2" officeooo:paragraph-rsid="001a28f2"/>
    </style:style>
    <style:style style:name="P21" style:family="paragraph">
      <style:paragraph-properties fo:text-align="center"/>
    </style:style>
    <style:style style:name="T1" style:family="text">
      <style:text-properties officeooo:rsid="001a28f2"/>
    </style:style>
    <style:style style:name="T2" style:family="text">
      <style:text-properties style:text-underline-style="none"/>
    </style:style>
    <style:style style:name="T3" style:family="text">
      <style:text-properties style:text-underline-style="none" officeooo:rsid="001d8a02"/>
    </style:style>
    <style:style style:name="T4" style:family="text">
      <style:text-properties officeooo:rsid="001c3b18"/>
    </style:style>
    <style:style style:name="T5" style:family="text">
      <style:text-properties officeooo:rsid="001d8a0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9999ff" style:background-transparency="0%" fo:padding="0.0591in" fo:border="0.06pt solid #000000">
        <style:background-image/>
      </style:graphic-properties>
    </style:style>
    <style:style style:name="fr3" style:family="graphic" style:parent-style-name="Frame">
      <style:graphic-properties style:vertical-pos="from-top" style:vertical-rel="paragraph" style:horizontal-pos="from-left" style:horizontal-rel="paragraph" fo:background-color="#9999ff" style:background-transparency="0%">
        <style:background-image/>
      </style:graphic-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Frame1" text:anchor-type="paragraph" svg:x="1.4409in" svg:y="6.211in" svg:width="0.9291in" draw:z-index="0"><draw:text-box fo:min-height="0.3165in"><text:p text:style-name="P6"><draw:frame draw:style-name="fr1" draw:name="Frame5" text:anchor-type="paragraph" svg:x="2.9193in" svg:y="1.9835in" svg:width="1.2835in" draw:z-index="4"><draw:text-box fo:min-height="0.3083in"><text:p text:style-name="P7">IntegrateurEuler</text:p></draw:text-box></draw:frame><draw:frame draw:style-name="fr2" draw:name="Frame13" text:anchor-type="paragraph" svg:x="-0.6638in" svg:y="3.9252in" svg:width="0.7902in" draw:z-index="11"><draw:text-box fo:min-height="0.2in"><text:p text:style-name="Frame_20_contents"/></draw:text-box></draw:frame><draw:frame draw:style-name="fr1" draw:name="Frame10" text:anchor-type="paragraph" svg:x="-1.4555in" svg:y="2.9307in" svg:width="6.8772in" draw:z-index="72"><draw:text-box fo:min-height="1.3083in"><text:p text:style-name="P8"><draw:line text:anchor-type="paragraph" draw:z-index="75" draw:style-name="gr1" draw:text-style-name="P21" svg:x1="0.7972in" svg:y1="0.1189in" svg:x2="1.7453in" svg:y2="0.1291in"><text:p/></draw:line><draw:line text:anchor-type="paragraph" draw:z-index="73" draw:style-name="gr1" draw:text-style-name="P21" svg:x1="1.7453in" svg:y1="0.1291in" svg:x2="1.589in" svg:y2="0.2126in"><text:p/></draw:line><draw:line text:anchor-type="paragraph" draw:z-index="74" draw:style-name="gr1" draw:text-style-name="P21" svg:x1="1.6516in" svg:y1="0.0563in" svg:x2="1.7453in" svg:y2="0.1189in"><text:p/></draw:line>Légende<text:span text:style-name="T2"> : <text:tab/><text:tab/><text:tab/>Indique une relation d'héritage: elle pointe de la SuperClasse vers la <text:tab/><text:tab/><text:tab/><text:tab/></text:span><text:span text:style-name="T3">cl</text:span><text:span text:style-name="T2">asse héritée</text:span></text:p><text:p text:style-name="P8"/><text:p text:style-name="P20"><text:tab/><text:tab/><text:tab/><text:tab/>Classe abstraite</text:p></draw:text-box></draw:frame>vue_opengl</text:p></draw:text-box></draw:frame><draw:frame draw:style-name="fr1" draw:name="Frame2" text:anchor-type="paragraph" svg:x="2.8472in" svg:y="1.248in" svg:width="0.7902in" draw:z-index="1"><draw:text-box fo:min-height="0.2in"><text:p text:style-name="P2">Tissu</text:p></draw:text-box></draw:frame><draw:frame draw:style-name="fr1" draw:name="Frame3" text:anchor-type="paragraph" svg:x="5.2535in" svg:y="1.202in" svg:width="0.7902in" draw:z-index="2"><draw:text-box fo:min-height="0.2in"><text:p text:style-name="P2">Systeme</text:p></draw:text-box></draw:frame><draw:frame draw:style-name="fr1" draw:name="Frame4" text:anchor-type="paragraph" svg:x="4.0972in" svg:y="3.9217in" svg:width="0.95in" draw:z-index="3"><draw:text-box fo:min-height="0.3244in"><text:p text:style-name="P4">Impulsion</text:p></draw:text-box></draw:frame><draw:frame draw:style-name="fr1" draw:name="Frame6" text:anchor-type="paragraph" svg:x="3.0138in" svg:y="1.9646in" svg:width="1.3665in" draw:z-index="5"><draw:text-box fo:min-height="0.3638in"><text:p text:style-name="P3">Tissu Rectangle</text:p></draw:text-box></draw:frame><draw:frame draw:style-name="fr1" draw:name="Frame7" text:anchor-type="paragraph" svg:x="3.722in" svg:y="4.5063in" svg:width="1.8457in" draw:z-index="6"><draw:text-box fo:min-height="0.3638in"><text:p text:style-name="P5">Impulsion Sinusoidale</text:p></draw:text-box></draw:frame><draw:frame draw:style-name="fr3" draw:name="Frame8" text:anchor-type="paragraph" svg:x="2.7535in" svg:y="7.3102in" svg:width="1.0957in" draw:z-index="7"><draw:text-box fo:min-height="0.3307in"><text:p text:style-name="P1">Integrateur</text:p></draw:text-box></draw:frame><draw:frame draw:style-name="fr1" draw:name="Frame9" text:anchor-type="paragraph" svg:x="0.9201in" svg:y="8.1728in" svg:width="1.5957in" draw:z-index="8"><draw:text-box fo:min-height="0.3098in"><text:p text:style-name="P7">IntegrateurNewmark</text:p></draw:text-box></draw:frame><draw:frame draw:style-name="fr1" draw:name="Frame11" text:anchor-type="paragraph" svg:x="4.972in" svg:y="1.998in" svg:width="1.3043in" draw:z-index="9"><draw:text-box fo:min-height="0.2575in"><text:p text:style-name="P3">TissuCompose</text:p></draw:text-box></draw:frame><draw:frame draw:style-name="fr1" draw:name="Frame12" text:anchor-type="paragraph" svg:x="1.4827in" svg:y="2.0272in" svg:width="1.1689in" draw:z-index="10"><draw:text-box fo:min-height="0.3638in"><text:p text:style-name="P3">Tissu Disque</text:p></draw:text-box></draw:frame><draw:frame draw:style-name="fr3" draw:name="Frame14" text:anchor-type="paragraph" svg:x="2.8992in" svg:y="0.4854in" svg:width="0.9362in" draw:z-index="12"><draw:text-box fo:min-height="0.4173in"><text:p text:style-name="P1">Dessinable</text:p></draw:text-box></draw:frame><draw:frame draw:style-name="fr3" draw:name="Frame15" text:anchor-type="paragraph" svg:x="2.7327in" svg:y="3.1925in" svg:width="1.0854in" draw:z-index="13"><draw:text-box fo:min-height="0.3429in"><text:p text:style-name="P1">Contrainte</text:p></draw:text-box></draw:frame><draw:frame draw:style-name="fr1" draw:name="Frame16" text:anchor-type="paragraph" svg:x="0.9846in" svg:y="1.2146in" svg:width="0.6252in" draw:z-index="14"><draw:text-box fo:min-height="0.311in"><text:p text:style-name="P2"><draw:line text:anchor-type="paragraph" draw:z-index="34" draw:style-name="gr1" draw:text-style-name="P21" svg:x1="0.4083in" svg:y1="-0.0598in" svg:x2="0.2417in" svg:y2="-0.0598in"><text:p/></draw:line>Masse</text:p></draw:text-box></draw:frame><draw:frame draw:style-name="fr1" draw:name="Frame17" text:anchor-type="paragraph" svg:x="4.1492in" svg:y="6.2661in" svg:width="0.8457in" draw:z-index="15"><draw:text-box fo:min-height="0.311in"><text:p text:style-name="P6">textviewer</text:p></draw:text-box></draw:frame><draw:frame draw:style-name="fr1" draw:name="Frame18" text:anchor-type="paragraph" svg:x="0.9827in" svg:y="3.9437in" svg:width="0.7902in" draw:z-index="16"><draw:text-box fo:min-height="0.2in"><text:p text:style-name="P4">Crochet</text:p></draw:text-box></draw:frame><draw:frame draw:style-name="fr3" draw:name="Frame19" text:anchor-type="paragraph" svg:x="2.5555in" svg:y="5.4646in" svg:width="1.4398in" draw:z-index="17"><draw:text-box fo:min-height="0.322in"><text:p text:style-name="P1">SupportADessin</text:p></draw:text-box></draw:frame><draw:frame draw:style-name="fr1" draw:name="Frame20" text:anchor-type="paragraph" svg:x="-0.0071in" svg:y="1.9957in" svg:width="1.2209in" draw:z-index="18"><draw:text-box fo:min-height="0.3327in"><text:p text:style-name="P3">TissuChaine</text:p></draw:text-box></draw:frame><draw:frame draw:style-name="fr3" draw:name="Frame21" text:anchor-type="paragraph" svg:x="0.9799in" svg:y="9.739in" svg:width="0.7902in" draw:z-index="76"><draw:text-box fo:min-height="0.2in"><text:p text:style-name="P9"/></draw:text-box></draw:frame><draw:line text:anchor-type="paragraph" draw:z-index="71" draw:style-name="gr1" draw:text-style-name="P21" svg:x1="-0.7752in" svg:y1="7.0882in" svg:x2="7.4539in" svg:y2="7.078in"><text:p/></draw:line><draw:line text:anchor-type="paragraph" draw:z-index="70" draw:style-name="gr1" draw:text-style-name="P21" svg:x1="7.6098in" svg:y1="5.2028in" svg:x2="-0.7756in" svg:y2="5.213in"><text:p/></draw:line><draw:line text:anchor-type="paragraph" draw:z-index="69" draw:style-name="gr1" draw:text-style-name="P21" svg:x1="-1.1492in" svg:y1="2.7236in" svg:x2="7.2071in" svg:y2="2.7236in"><text:p/></draw:line><draw:line text:anchor-type="paragraph" draw:z-index="68" draw:style-name="gr1" draw:text-style-name="P21" svg:x1="4.7236in" svg:y1="8.1299in" svg:x2="5.078in" svg:y2="8.2543in"><text:p/></draw:line><draw:line text:anchor-type="paragraph" draw:z-index="67" draw:style-name="gr1" draw:text-style-name="P21" svg:x1="4.9008in" svg:y1="8.0571in" svg:x2="5.078in" svg:y2="8.2543in"><text:p/></draw:line><draw:line text:anchor-type="paragraph" draw:z-index="66" draw:style-name="gr1" draw:text-style-name="P21" svg:x1="2.3902in" svg:y1="8.078in" svg:x2="2.1091in" svg:y2="8.1732in"><text:p/></draw:line><draw:line text:anchor-type="paragraph" draw:z-index="65" draw:style-name="gr1" draw:text-style-name="P21" svg:x1="2.1925in" svg:y1="8.0465in" svg:x2="2.1091in" svg:y2="8.1728in"><text:p/></draw:line><draw:line text:anchor-type="paragraph" draw:z-index="64" draw:style-name="gr1" draw:text-style-name="P21" svg:x1="4.2756in" svg:y1="6.1925in" svg:x2="4.5465in" svg:y2="6.2661in"><text:p/></draw:line><draw:line text:anchor-type="paragraph" draw:z-index="63" draw:style-name="gr1" draw:text-style-name="P21" svg:x1="4.411in" svg:y1="6.1193in" svg:x2="4.5465in" svg:y2="6.2657in"><text:p/></draw:line><draw:line text:anchor-type="paragraph" draw:z-index="62" draw:style-name="gr1" draw:text-style-name="P21" svg:x1="2.1713in" svg:y1="6.1193in" svg:x2="1.8484in" svg:y2="6.211in"><text:p/></draw:line><draw:line text:anchor-type="paragraph" draw:z-index="61" draw:style-name="gr1" draw:text-style-name="P21" svg:x1="2.0567in" svg:y1="6.0256in" svg:x2="1.8484in" svg:y2="6.211in"><text:p/></draw:line><draw:line text:anchor-type="paragraph" draw:z-index="60" draw:style-name="gr1" draw:text-style-name="P21" svg:x1="4.4008in" svg:y1="3.828in" svg:x2="4.6299in" svg:y2="3.9217in"><text:p/></draw:line><draw:line text:anchor-type="paragraph" draw:z-index="59" draw:style-name="gr1" draw:text-style-name="P21" svg:x1="4.4945in" svg:y1="3.7756in" svg:x2="4.6299in" svg:y2="3.9213in"><text:p/></draw:line><draw:line text:anchor-type="paragraph" draw:z-index="58" draw:style-name="gr1" draw:text-style-name="P21" svg:x1="1.8693in" svg:y1="3.8484in" svg:x2="1.5256in" svg:y2="3.9437in"><text:p/></draw:line><draw:line text:anchor-type="paragraph" draw:z-index="57" draw:style-name="gr1" draw:text-style-name="P21" svg:x1="1.713in" svg:y1="3.7965in" svg:x2="1.5256in" svg:y2="3.9437in"><text:p/></draw:line><draw:line text:anchor-type="paragraph" draw:z-index="56" draw:style-name="gr1" draw:text-style-name="P21" svg:x1="4.9008in" svg:y1="8.0571in" svg:x2="4.7236in" svg:y2="8.1299in"><text:p/></draw:line><draw:line text:anchor-type="paragraph" draw:z-index="55" draw:style-name="gr1" draw:text-style-name="P21" svg:x1="2.1925in" svg:y1="8.0465in" svg:x2="2.3906in" svg:y2="8.0776in"><text:p/></draw:line><draw:line text:anchor-type="paragraph" draw:z-index="54" draw:style-name="gr1" draw:text-style-name="P21" svg:x1="4.411in" svg:y1="6.1193in" svg:x2="4.2756in" svg:y2="6.1921in"><text:p/></draw:line><draw:line text:anchor-type="paragraph" draw:z-index="53" draw:style-name="gr1" draw:text-style-name="P21" svg:x1="2.0571in" svg:y1="6.0256in" svg:x2="2.1717in" svg:y2="6.1193in"><text:p/></draw:line><draw:line text:anchor-type="paragraph" draw:z-index="52" draw:style-name="gr1" draw:text-style-name="P21" svg:x1="4.5673in" svg:y1="4.411in" svg:x2="4.713in" svg:y2="4.4213in"><text:p/></draw:line><draw:line text:anchor-type="paragraph" draw:z-index="51" draw:style-name="gr1" draw:text-style-name="P21" svg:x1="4.4945in" svg:y1="3.7756in" svg:x2="4.4008in" svg:y2="3.8276in"><text:p/></draw:line><draw:line text:anchor-type="paragraph" draw:z-index="50" draw:style-name="gr1" draw:text-style-name="P21" svg:x1="1.7134in" svg:y1="3.7965in" svg:x2="1.8697in" svg:y2="3.8484in"><text:p/></draw:line><draw:line text:anchor-type="paragraph" draw:z-index="49" draw:style-name="gr1" draw:text-style-name="P21" svg:x1="5.4008in" svg:y1="1.8484in" svg:x2="5.2236in" svg:y2="1.9319in"><text:p/></draw:line><draw:line text:anchor-type="paragraph" draw:z-index="48" draw:style-name="gr1" draw:text-style-name="P21" svg:x1="3.3693in" svg:y1="1.8591in" svg:x2="3.4736in" svg:y2="1.8382in"><text:p/></draw:line><draw:line text:anchor-type="paragraph" draw:z-index="47" draw:style-name="gr1" draw:text-style-name="P21" svg:x1="2.2547in" svg:y1="2.0268in" svg:x2="2.515in" svg:y2="1.9957in"><text:p/></draw:line><draw:line text:anchor-type="paragraph" draw:z-index="46" draw:style-name="gr1" draw:text-style-name="P21" svg:x1="2.3276in" svg:y1="1.8799in" svg:x2="2.2547in" svg:y2="1.9961in"><text:p/></draw:line><draw:line text:anchor-type="paragraph" draw:z-index="45" draw:style-name="gr1" draw:text-style-name="P21" svg:x1="2.328in" svg:y1="1.8799in" svg:x2="2.5154in" svg:y2="1.9961in"><text:p/></draw:line><draw:line text:anchor-type="paragraph" draw:z-index="44" draw:style-name="gr1" draw:text-style-name="P21" svg:x1="1.2236in" svg:y1="1.8799in" svg:x2="1.0047in" svg:y2="1.9961in"><text:p/></draw:line><draw:line text:anchor-type="paragraph" draw:z-index="43" draw:style-name="gr1" draw:text-style-name="P21" svg:x1="1.3799in" svg:y1="1.9957in" svg:x2="1.0047in" svg:y2="1.9957in"><text:p/></draw:line><draw:line text:anchor-type="paragraph" draw:z-index="42" draw:style-name="gr1" draw:text-style-name="P21" svg:x1="1.2236in" svg:y1="1.8799in" svg:x2="1.3799in" svg:y2="1.9961in"><text:p/></draw:line><draw:line text:anchor-type="paragraph" draw:z-index="41" draw:style-name="gr1" draw:text-style-name="P21" svg:x1="5.2547in" svg:y1="1.1508in" svg:x2="5.5673in" svg:y2="1.2024in"><text:p/></draw:line><draw:line text:anchor-type="paragraph" draw:z-index="40" draw:style-name="gr1" draw:text-style-name="P21" svg:x1="5.4425in" svg:y1="1.078in" svg:x2="5.6197in" svg:y2="1.2024in"><text:p/></draw:line><draw:line text:anchor-type="paragraph" draw:z-index="39" draw:style-name="gr1" draw:text-style-name="P21" svg:x1="5.4421in" svg:y1="1.078in" svg:x2="5.2547in" svg:y2="1.1508in"><text:p/></draw:line><draw:line text:anchor-type="paragraph" draw:z-index="38" draw:style-name="gr1" draw:text-style-name="P21" svg:x1="3.2654in" svg:y1="1.161in" svg:x2="3.328in" svg:y2="1.2476in"><text:p/></draw:line><draw:line text:anchor-type="paragraph" draw:z-index="37" draw:style-name="gr1" draw:text-style-name="P21" svg:x1="3.3906in" svg:y1="1.161in" svg:x2="3.328in" svg:y2="1.2476in"><text:p/></draw:line><draw:line text:anchor-type="paragraph" draw:z-index="36" draw:style-name="gr1" draw:text-style-name="P21" svg:x1="3.2654in" svg:y1="1.161in" svg:x2="3.3906in" svg:y2="1.161in"><text:p/></draw:line><draw:line text:anchor-type="paragraph" draw:z-index="35" draw:style-name="gr1" draw:text-style-name="P21" svg:x1="1.4528in" svg:y1="1.2146in" svg:x2="1.2862in" svg:y2="1.0984in"><text:p/></draw:line><draw:line text:anchor-type="paragraph" draw:z-index="33" draw:style-name="gr1" draw:text-style-name="P21" svg:x1="1.2862in" svg:y1="1.0984in" svg:x2="1.2862in" svg:y2="1.2146in"><text:p/></draw:line><draw:line text:anchor-type="paragraph" draw:z-index="32" draw:style-name="gr1" draw:text-style-name="P21" svg:x1="3.6717in" svg:y1="7.6402in" svg:x2="5.078in" svg:y2="8.2539in"><text:p/></draw:line><draw:line text:anchor-type="paragraph" draw:z-index="31" draw:style-name="gr1" draw:text-style-name="P21" svg:x1="2.9634in" svg:y1="7.6402in" svg:x2="2.1091in" svg:y2="8.1728in"><text:p/></draw:line><draw:line text:anchor-type="paragraph" draw:z-index="30" draw:style-name="gr1" draw:text-style-name="P21" svg:x1="2.7339in" svg:y1="5.7862in" svg:x2="1.8484in" svg:y2="6.2114in"><text:p/></draw:line><draw:line text:anchor-type="paragraph" draw:z-index="29" draw:style-name="gr1" draw:text-style-name="P21" svg:x1="3.578in" svg:y1="5.7862in" svg:x2="4.5469in" svg:y2="6.2661in"><text:p/></draw:line><draw:line text:anchor-type="paragraph" draw:z-index="28" draw:style-name="gr1" draw:text-style-name="P21" svg:x1="4.6508in" svg:y1="4.2453in" svg:x2="4.6508in" svg:y2="4.5063in"><text:p/></draw:line><draw:line text:anchor-type="paragraph" draw:z-index="27" draw:style-name="gr1" draw:text-style-name="P21" svg:x1="3.8173in" svg:y1="3.4634in" svg:x2="4.6299in" svg:y2="3.9217in"><text:p/></draw:line><draw:line text:anchor-type="paragraph" draw:z-index="26" draw:style-name="gr1" draw:text-style-name="P21" svg:x1="2.7327in" svg:y1="3.4634in" svg:x2="1.5256in" svg:y2="3.9441in"><text:p/></draw:line><draw:line text:anchor-type="paragraph" draw:z-index="25" draw:style-name="gr1" draw:text-style-name="P21" svg:x1="3.6366in" svg:y1="1.4528in" svg:x2="5.6402in" svg:y2="1.998in"><text:p/></draw:line><draw:line text:anchor-type="paragraph" draw:z-index="24" draw:style-name="gr1" draw:text-style-name="P21" svg:x1="3.3693in" svg:y1="1.5583in" svg:x2="3.4736in" svg:y2="1.9646in"><text:p/></draw:line><draw:line text:anchor-type="paragraph" draw:z-index="23" draw:style-name="gr1" draw:text-style-name="P21" svg:x1="2.8472in" svg:y1="1.4736in" svg:x2="1.0047in" svg:y2="1.9957in"><text:p/></draw:line><draw:line text:anchor-type="paragraph" draw:z-index="22" draw:style-name="gr1" draw:text-style-name="P21" svg:x1="2.9945in" svg:y1="1.5583in" svg:x2="2.2547in" svg:y2="2.0272in"><text:p/></draw:line><draw:line text:anchor-type="paragraph" draw:z-index="21" draw:style-name="gr1" draw:text-style-name="P21" svg:x1="3.8346in" svg:y1="0.7654in" svg:x2="5.6193in" svg:y2="1.202in"><text:p/></draw:line><draw:line text:anchor-type="paragraph" draw:z-index="20" draw:style-name="gr1" draw:text-style-name="P21" svg:x1="3.3382in" svg:y1="0.902in" svg:x2="3.328in" svg:y2="1.2476in"><text:p/></draw:line><draw:line text:anchor-type="paragraph" draw:z-index="19" draw:style-name="gr1" draw:text-style-name="P21" svg:x1="2.8996in" svg:y1="0.7236in" svg:x2="1.2862in" svg:y2="1.2146in"><text:p/></draw:line>Conception</text:p>
      <text:p text:style-name="P19">Points de conecption</text:p>
      <text:p text:style-name="P11"/>
      <text:p text:style-name="P12"><text:tab/>Nous avons fait hériter une classe d'une superclasse à partir du moment ou la sous classe EST une <text:s/>superclasse.</text:p>
      <text:p text:style-name="P12"/>
      <text:p text:style-name="P12"><text:tab/>De plus il est important de noter que :</text:p>
      <text:p text:style-name="P12">- <text:span text:style-name="T5">L</text:span>a Classe Dessinable a un pointeur sur SupportADessin</text:p>
      <text:p text:style-name="P12"/>
      <text:p text:style-name="P12">- TissuComposé a un t<text:span text:style-name="T5">ableau dynamique</text:span> de pointeurs sur des Tissus géométriques</text:p>
      <text:p text:style-name="P12"/>
      <text:p text:style-name="P13">- Systeme a un t<text:span text:style-name="T5">ableau dynamique</text:span> de pointeurs sur Contraintes et Tissus</text:p>
      <text:p text:style-name="P13"/>
      <text:p text:style-name="P13">- Impulsion a un t<text:span text:style-name="T5">ableau dynamique</text:span> de pointeurs sur Tissus et Masses</text:p>
      <text:p text:style-name="P13"/>
      <text:p text:style-name="P13">- Masse <text:span text:style-name="T1">a </text:span>un t<text:span text:style-name="T5">ableau dynamique</text:span> de pointeurs sur ressorts</text:p>
      <text:p text:style-name="P13"/>
      <text:p text:style-name="P14">- Nous avons décidé de compter le temps dans Systeme pour savoir si les contraintes sont bien arrivées à la fin de leur temps. <text:span text:style-name="T5">Il y a donc un attribut non mentionné dans les consignes dans systeme : un double temps.</text:span></text:p>
      <text:p text:style-name="P14"/>
      <text:p text:style-name="P14">- <text:span text:style-name="T5">L</text:span>es Tissus ont des pointeurs sur Ressorts pour permettre de faire TissuCompose <text:span text:style-name="T5">plus facilement</text:span>.</text:p>
      <text:p text:style-name="P14"/>
      <text:p text:style-name="P15">- La conception de l'IntegrateurNewmark nous a forcé à créer une méthode supplémentaire dans Masse: get_force_contraintes() (cf code commenté).</text:p>
      <text:p text:style-name="P15"/>
      <text:p text:style-name="P16">- La methode check() dans la classe Tissu nous a également fait créer de multiples méthodes de Masse et Ressort, repertoriees apres le commentaire //Action sur les masses/ressorts.</text:p>
      <text:p text:style-name="P16"/>
      <text:p text:style-name="P17">- Au sujet des destructeurs : n<text:span text:style-name="T4">ous n'avons pas fait de destructeurs dans Masse qui detruisent les Ressorts associés (avec leurs pointeurs) car nous considérons qu'il n'y aura que des TissusGeometriques et non des Tissus créés à la main. Les destructeurs de TissusGéométriques (mise à part celui de TissuCompose) détruisent tous leurs ressorts et toutes leurs masses avec les pointeurs associés. Le destructeur de TissuCompose détruit les ressorts qui ont été créé spécialement pour lui (ceux qui connectent les Tissus). Ses TissuGéométriques seront détruits par l'appel de leurs destructeurs dans le main.</text:span></text:p>
      <text:p text:style-name="P17"/>
      <text:p text:style-name="P18">- Pour faciliter les dessin des ressorts et axes, nous avons ajoute les methodes suivantes dans la classe vue_open_gl : </text:p>
      <text:p text:style-name="P18"><text:tab/>- void dessine_ligne(Vecteur3D, Vecteur3D, double, double, double); (depart, <text:tab/>arrivee et R, G, B)</text:p>
      <text:p text:style-name="P18"><text:tab/>- void dessine_ressorts(Tissu const&amp; t); (dessine des lignes en parcourant les ressort <text:tab/>du Tissu t)</text:p>
      <text:p text:style-name="P18"><text:tab/>et dans la classe Ressort :</text:p>
      <text:p text:style-name="P18"><text:tab/>- double force() const; , qui renvoit la norme de la force de rappel engendree par le <text:tab/>ressort en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0:07:50.415875239</meta:creation-date>
    <dc:date>2016-05-30T21:54:28.135245530</dc:date>
    <meta:editing-duration>PT43M32S</meta:editing-duration>
    <meta:editing-cycles>3</meta:editing-cycles>
    <meta:generator>LibreOffice/4.2.8.2$Linux_X86_64 LibreOffice_project/420m0$Build-2</meta:generator>
    <meta:document-statistic meta:table-count="0" meta:image-count="0" meta:object-count="0" meta:page-count="2" meta:paragraph-count="39" meta:word-count="394" meta:character-count="2532" meta:non-whitespace-character-count="2151"/>
  </office:meta>
</office:document-meta>
</file>